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text-align="justify"/>
    </style:style>
    <style:style style:name="P3" style:parent-style-name="Normal" style:family="paragraph">
      <style:paragraph-properties fo:text-align="justify"/>
    </style:style>
    <style:style style:name="P4" style:parent-style-name="Normal" style:family="paragraph">
      <style:paragraph-properties fo:text-align="justify"/>
    </style:style>
  </office:automatic-styles>
  <office:body>
    <office:text text:use-soft-page-breaks="true">
      <text:p text:style-name="P1"/>
      <text:p text:style-name="P2"/>
      <text:p text:style-name="P3"><text:tab/><text:s/></text:p>
      <text:p text:style-name="P4"><text:tab/>Nowdays, if we want to live sustainably with our planet, we need to change quickly our way of producing and consuming. Politicians are interested in major topics by theme, it<text:s/>is hoped that the fact that bees are a national cause in 2022. It will allows to vote laws to change the agriculture quickly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GERIN-JEAN</meta:initial-creator>
    <dc:creator>David GERIN-JEAN</dc:creator>
    <meta:creation-date>2021-10-12T16:49:00Z</meta:creation-date>
    <dc:date>2022-10-17T08:04:00Z</dc:date>
    <meta:template xlink:href="Normal" xlink:type="simple"/>
    <meta:editing-cycles>4</meta:editing-cycles>
    <meta:editing-duration>PT3060S</meta:editing-duration>
    <meta:document-statistic meta:page-count="1" meta:paragraph-count="1" meta:word-count="47" meta:character-count="307" meta:row-count="2" meta:non-whitespace-character-count="261"/>
  </office:meta>
</office:document-meta>
</file>